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D000000092EB6FD0C0.png"/>
  <manifest:file-entry manifest:media-type="image/png" manifest:full-path="Pictures/10000000000002D0000000CD90B46C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576cm" svg:x="1.001cm" svg:y="11.414cm">
          <draw:image xlink:href="Pictures/10000000000002D0000000CD90B46CE5.png" xlink:type="simple" xlink:show="embed" xlink:actuate="onLoad">
            <text:p/>
          </draw:image>
        </draw:frame>
        <draw:rect draw:style-name="gr2" draw:text-style-name="P1" draw:layer="layout" svg:width="13.875cm" svg:height="6.223cm" svg:x="6.715cm" svg:y="11.287cm">
          <text:p/>
        </draw:rect>
      </draw:page>
      <draw:page draw:name="page2" draw:style-name="dp1" draw:master-page-name="Default">
        <draw:frame draw:style-name="gr1" draw:text-style-name="P1" draw:layer="layout" svg:width="19.589cm" svg:height="3.971cm" svg:x="1.001cm" svg:y="11.888cm">
          <draw:image xlink:href="Pictures/10000000000002D000000092EB6FD0C0.png" xlink:type="simple" xlink:show="embed" xlink:actuate="onLoad">
            <text:p/>
          </draw:image>
        </draw:frame>
        <draw:rect draw:style-name="gr2" draw:text-style-name="P1" draw:layer="layout" svg:width="13.462cm" svg:height="5.334cm" svg:x="7.477cm" svg:y="11.287cm">
          <text:p/>
        </draw:rect>
        <draw:frame draw:style-name="gr3" draw:layer="layout" svg:width="5.269cm" svg:height="0.962cm" svg:x="8.112cm" svg:y="15.351cm">
          <draw:text-box>
            <text:p>Servlet contain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7:04:51</meta:creation-date>
    <dc:date>2013-05-23T13:34:23</dc:date>
    <meta:editing-duration>PT20H29M33S</meta:editing-duration>
    <meta:editing-cycles>2</meta:editing-cycles>
    <meta:generator>OpenOffice.org/3.4.1$Unix OpenOffice.org_project/341m1$Build-9593</meta:generator>
    <meta:document-statistic meta:object-count="5"/>
  </office:meta>
</office:document-meta>
</file>